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1cm"/>
    </style:style>
    <style:style style:name="co2" style:family="table-column">
      <style:table-column-properties fo:break-before="auto" style:column-width="0.903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351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88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536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0.51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5c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5ce" fo:border="0.74pt solid #000000"/>
    </style:style>
    <style:style style:name="ce5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ackground-color="#fff5ce" fo:border="0.74pt solid #000000"/>
    </style:style>
    <style:style style:name="ce8" style:family="table-cell" style:parent-style-name="Default" style:data-style-name="N104">
      <style:table-cell-properties fo:border="0.74pt solid #000000"/>
    </style:style>
    <style:style style:name="ce9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Fernandez20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ce6"/>
        <table:table-column table:style-name="co8" table:default-cell-style-name="ce6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96448.4" calcext:value-type="float">
            <text:p>96448,4</text:p>
          </table:table-cell>
          <table:table-cell table:style-name="ce3" office:value-type="float" office:value="99.94329" calcext:value-type="float">
            <text:p>99,94</text:p>
          </table:table-cell>
          <table:table-cell table:style-name="ce3" office:value-type="float" office:value="0.05671" calcext:value-type="float">
            <text:p>0,06</text:p>
          </table:table-cell>
          <table:table-cell office:value-type="float" office:value="99.950207" calcext:value-type="float">
            <text:p>99,95021</text:p>
          </table:table-cell>
          <table:table-cell office:value-type="float" office:value="99.952533" calcext:value-type="float">
            <text:p>99,95253</text:p>
          </table:table-cell>
          <table:table-cell table:style-name="ce3" office:value-type="float" office:value="0.047467" calcext:value-type="float">
            <text:p>0,05</text:p>
          </table:table-cell>
          <table:table-cell table:style-name="ce3" office:value-type="float" office:value="0.002327" calcext:value-type="float">
            <text:p>0,00</text:p>
          </table:table-cell>
          <table:table-cell office:value-type="float" office:value="312.383419" calcext:value-type="float">
            <text:p>312,383419</text:p>
          </table:table-cell>
          <table:table-cell office:value-type="float" office:value="0" calcext:value-type="float">
            <text:p>0</text:p>
          </table:table-cell>
          <table:table-cell office:value-type="float" office:value="13.346777" calcext:value-type="float">
            <text:p>13,346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247830.9" calcext:value-type="float">
            <text:p>247830,9</text:p>
          </table:table-cell>
          <table:table-cell table:style-name="ce3" office:value-type="float" office:value="56.885974" calcext:value-type="float">
            <text:p>56,89</text:p>
          </table:table-cell>
          <table:table-cell table:style-name="ce3" office:value-type="float" office:value="43.114026" calcext:value-type="float">
            <text:p>43,11</text:p>
          </table:table-cell>
          <table:table-cell table:number-columns-repeated="2" office:value-type="float" office:value="57.990133" calcext:value-type="float">
            <text:p>57,99013</text:p>
          </table:table-cell>
          <table:table-cell table:style-name="ce3" office:value-type="float" office:value="42.009867" calcext:value-type="float">
            <text:p>42,01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19.488085" calcext:value-type="float">
            <text:p>19,488085</text:p>
          </table:table-cell>
          <table:table-cell office:value-type="float" office:value="0" calcext:value-type="float">
            <text:p>0</text:p>
          </table:table-cell>
          <table:table-cell office:value-type="float" office:value="0.855328" calcext:value-type="float">
            <text:p>0,855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00905.2" calcext:value-type="float">
            <text:p>100905,2</text:p>
          </table:table-cell>
          <table:table-cell table:style-name="ce3" office:value-type="float" office:value="74.050503" calcext:value-type="float">
            <text:p>74,05</text:p>
          </table:table-cell>
          <table:table-cell table:style-name="ce3" office:value-type="float" office:value="25.949497" calcext:value-type="float">
            <text:p>25,95</text:p>
          </table:table-cell>
          <table:table-cell office:value-type="float" office:value="78.114113" calcext:value-type="float">
            <text:p>78,11411</text:p>
          </table:table-cell>
          <table:table-cell office:value-type="float" office:value="78.114744" calcext:value-type="float">
            <text:p>78,11474</text:p>
          </table:table-cell>
          <table:table-cell table:style-name="ce3" office:value-type="float" office:value="21.885256" calcext:value-type="float">
            <text:p>21,89</text:p>
          </table:table-cell>
          <table:table-cell table:style-name="ce3" office:value-type="float" office:value="0.000808" calcext:value-type="float">
            <text:p>0,00</text:p>
          </table:table-cell>
          <table:table-cell office:value-type="float" office:value="53.049807" calcext:value-type="float">
            <text:p>53,049807</text:p>
          </table:table-cell>
          <table:table-cell office:value-type="float" office:value="0" calcext:value-type="float">
            <text:p>0</text:p>
          </table:table-cell>
          <table:table-cell office:value-type="float" office:value="4.045802" calcext:value-type="float">
            <text:p>4,045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543602.3" calcext:value-type="float">
            <text:p>1543602,3</text:p>
          </table:table-cell>
          <table:table-cell table:style-name="ce3" office:value-type="float" office:value="98.192332" calcext:value-type="float">
            <text:p>98,19</text:p>
          </table:table-cell>
          <table:table-cell table:style-name="ce3" office:value-type="float" office:value="1.807668" calcext:value-type="float">
            <text:p>1,81</text:p>
          </table:table-cell>
          <table:table-cell office:value-type="float" office:value="50.405905" calcext:value-type="float">
            <text:p>50,40591</text:p>
          </table:table-cell>
          <table:table-cell office:value-type="float" office:value="95.976006" calcext:value-type="float">
            <text:p>95,97601</text:p>
          </table:table-cell>
          <table:table-cell table:style-name="ce3" office:value-type="float" office:value="4.023994" calcext:value-type="float">
            <text:p>4,02</text:p>
          </table:table-cell>
          <table:table-cell table:style-name="ce3" office:value-type="float" office:value="47.480722" calcext:value-type="float">
            <text:p>47,48</text:p>
          </table:table-cell>
          <table:table-cell office:value-type="float" office:value="9.932939" calcext:value-type="float">
            <text:p>9,932939</text:p>
          </table:table-cell>
          <table:table-cell office:value-type="float" office:value="0" calcext:value-type="float">
            <text:p>0</text:p>
          </table:table-cell>
          <table:table-cell office:value-type="float" office:value="0.76009" calcext:value-type="float">
            <text:p>0,76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66698.7" calcext:value-type="float">
            <text:p>166698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52.404102" calcext:value-type="float">
            <text:p>52,40410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7.595898" calcext:value-type="float">
            <text:p>47,60</text:p>
          </table:table-cell>
          <table:table-cell office:value-type="float" office:value="2.274872" calcext:value-type="float">
            <text:p>2,274872</text:p>
          </table:table-cell>
          <table:table-cell office:value-type="float" office:value="0" calcext:value-type="float">
            <text:p>0</text:p>
          </table:table-cell>
          <table:table-cell office:value-type="float" office:value="0.232453" calcext:value-type="float">
            <text:p>0,232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754.9" calcext:value-type="float">
            <text:p>754,9</text:p>
          </table:table-cell>
          <table:table-cell table:style-name="ce3" office:value-type="float" office:value="99.94329" calcext:value-type="float">
            <text:p>99,94</text:p>
          </table:table-cell>
          <table:table-cell table:style-name="ce3" office:value-type="float" office:value="0.05671" calcext:value-type="float">
            <text:p>0,06</text:p>
          </table:table-cell>
          <table:table-cell office:value-type="float" office:value="99.947592" calcext:value-type="float">
            <text:p>99,94759</text:p>
          </table:table-cell>
          <table:table-cell office:value-type="float" office:value="99.950494" calcext:value-type="float">
            <text:p>99,95049</text:p>
          </table:table-cell>
          <table:table-cell table:style-name="ce3" office:value-type="float" office:value="0.049506" calcext:value-type="float">
            <text:p>0,05</text:p>
          </table:table-cell>
          <table:table-cell table:style-name="ce3" office:value-type="float" office:value="0.002904" calcext:value-type="float">
            <text:p>0,00</text:p>
          </table:table-cell>
          <table:table-cell office:value-type="float" office:value="331.619056" calcext:value-type="float">
            <text:p>331,619056</text:p>
          </table:table-cell>
          <table:table-cell office:value-type="float" office:value="0" calcext:value-type="float">
            <text:p>0</text:p>
          </table:table-cell>
          <table:table-cell office:value-type="float" office:value="13.88793" calcext:value-type="float">
            <text:p>13,88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190414.4" calcext:value-type="float">
            <text:p>190414,4</text:p>
          </table:table-cell>
          <table:table-cell table:style-name="ce3" office:value-type="float" office:value="56.885974" calcext:value-type="float">
            <text:p>56,89</text:p>
          </table:table-cell>
          <table:table-cell table:style-name="ce3" office:value-type="float" office:value="43.114026" calcext:value-type="float">
            <text:p>43,11</text:p>
          </table:table-cell>
          <table:table-cell office:value-type="float" office:value="57.722283" calcext:value-type="float">
            <text:p>57,72228</text:p>
          </table:table-cell>
          <table:table-cell office:value-type="float" office:value="57.731856" calcext:value-type="float">
            <text:p>57,73186</text:p>
          </table:table-cell>
          <table:table-cell table:style-name="ce3" office:value-type="float" office:value="42.268144" calcext:value-type="float">
            <text:p>42,27</text:p>
          </table:table-cell>
          <table:table-cell table:style-name="ce3" office:value-type="float" office:value="0.016582" calcext:value-type="float">
            <text:p>0,02</text:p>
          </table:table-cell>
          <table:table-cell office:value-type="float" office:value="21.022953" calcext:value-type="float">
            <text:p>21,022953</text:p>
          </table:table-cell>
          <table:table-cell office:value-type="float" office:value="0" calcext:value-type="float">
            <text:p>0</text:p>
          </table:table-cell>
          <table:table-cell office:value-type="float" office:value="0.836495" calcext:value-type="float">
            <text:p>0,836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474" calcext:value-type="float">
            <text:p>7474</text:p>
          </table:table-cell>
          <table:table-cell table:style-name="ce3" office:value-type="float" office:value="74.050503" calcext:value-type="float">
            <text:p>74,05</text:p>
          </table:table-cell>
          <table:table-cell table:style-name="ce3" office:value-type="float" office:value="25.949497" calcext:value-type="float">
            <text:p>25,95</text:p>
          </table:table-cell>
          <table:table-cell office:value-type="float" office:value="76.788632" calcext:value-type="float">
            <text:p>76,78863</text:p>
          </table:table-cell>
          <table:table-cell office:value-type="float" office:value="76.790028" calcext:value-type="float">
            <text:p>76,79003</text:p>
          </table:table-cell>
          <table:table-cell table:style-name="ce3" office:value-type="float" office:value="23.209972" calcext:value-type="float">
            <text:p>23,21</text:p>
          </table:table-cell>
          <table:table-cell table:style-name="ce3" office:value-type="float" office:value="0.001818" calcext:value-type="float">
            <text:p>0,00</text:p>
          </table:table-cell>
          <table:table-cell office:value-type="float" office:value="52.6879" calcext:value-type="float">
            <text:p>52,6879</text:p>
          </table:table-cell>
          <table:table-cell office:value-type="float" office:value="0" calcext:value-type="float">
            <text:p>0</text:p>
          </table:table-cell>
          <table:table-cell office:value-type="float" office:value="3.977386" calcext:value-type="float">
            <text:p>3,977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3598.8" calcext:value-type="float">
            <text:p>73598,8</text:p>
          </table:table-cell>
          <table:table-cell table:style-name="ce3" office:value-type="float" office:value="98.192332" calcext:value-type="float">
            <text:p>98,19</text:p>
          </table:table-cell>
          <table:table-cell table:style-name="ce3" office:value-type="float" office:value="1.807668" calcext:value-type="float">
            <text:p>1,81</text:p>
          </table:table-cell>
          <table:table-cell office:value-type="float" office:value="49.900716" calcext:value-type="float">
            <text:p>49,90072</text:p>
          </table:table-cell>
          <table:table-cell office:value-type="float" office:value="96.065215" calcext:value-type="float">
            <text:p>96,06522</text:p>
          </table:table-cell>
          <table:table-cell table:style-name="ce3" office:value-type="float" office:value="3.934785" calcext:value-type="float">
            <text:p>3,93</text:p>
          </table:table-cell>
          <table:table-cell table:style-name="ce3" office:value-type="float" office:value="48.055374" calcext:value-type="float">
            <text:p>48,06</text:p>
          </table:table-cell>
          <table:table-cell office:value-type="float" office:value="11.571686" calcext:value-type="float">
            <text:p>11,571686</text:p>
          </table:table-cell>
          <table:table-cell office:value-type="float" office:value="0" calcext:value-type="float">
            <text:p>0</text:p>
          </table:table-cell>
          <table:table-cell office:value-type="float" office:value="0.770956" calcext:value-type="float">
            <text:p>0,770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8233.6" calcext:value-type="float">
            <text:p>38233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49.884906" calcext:value-type="float">
            <text:p>49,88491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0.115094" calcext:value-type="float">
            <text:p>50,12</text:p>
          </table:table-cell>
          <table:table-cell office:value-type="float" office:value="2.468207" calcext:value-type="float">
            <text:p>2,468207</text:p>
          </table:table-cell>
          <table:table-cell office:value-type="float" office:value="0" calcext:value-type="float">
            <text:p>0</text:p>
          </table:table-cell>
          <table:table-cell office:value-type="float" office:value="0.206552" calcext:value-type="float">
            <text:p>0,206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917.7" calcext:value-type="float">
            <text:p>917,7</text:p>
          </table:table-cell>
          <table:table-cell table:style-name="ce3" office:value-type="float" office:value="99.947534" calcext:value-type="float">
            <text:p>99,95</text:p>
          </table:table-cell>
          <table:table-cell table:style-name="ce3" office:value-type="float" office:value="0.052466" calcext:value-type="float">
            <text:p>0,05</text:p>
          </table:table-cell>
          <table:table-cell office:value-type="float" office:value="99.948869" calcext:value-type="float">
            <text:p>99,94887</text:p>
          </table:table-cell>
          <table:table-cell office:value-type="float" office:value="99.952203" calcext:value-type="float">
            <text:p>99,95220</text:p>
          </table:table-cell>
          <table:table-cell table:style-name="ce3" office:value-type="float" office:value="0.047797" calcext:value-type="float">
            <text:p>0,05</text:p>
          </table:table-cell>
          <table:table-cell table:style-name="ce3" office:value-type="float" office:value="0.003336" calcext:value-type="float">
            <text:p>0,00</text:p>
          </table:table-cell>
          <table:table-cell office:value-type="float" office:value="581.300797" calcext:value-type="float">
            <text:p>581,300797</text:p>
          </table:table-cell>
          <table:table-cell office:value-type="float" office:value="0" calcext:value-type="float">
            <text:p>0</text:p>
          </table:table-cell>
          <table:table-cell office:value-type="float" office:value="13.124723" calcext:value-type="float">
            <text:p>13,124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132204" calcext:value-type="float">
            <text:p>132204</text:p>
          </table:table-cell>
          <table:table-cell table:style-name="ce3" office:value-type="float" office:value="57.43163" calcext:value-type="float">
            <text:p>57,43</text:p>
          </table:table-cell>
          <table:table-cell table:style-name="ce3" office:value-type="float" office:value="42.56837" calcext:value-type="float">
            <text:p>42,57</text:p>
          </table:table-cell>
          <table:table-cell office:value-type="float" office:value="57.500272" calcext:value-type="float">
            <text:p>57,50027</text:p>
          </table:table-cell>
          <table:table-cell office:value-type="float" office:value="57.651891" calcext:value-type="float">
            <text:p>57,65189</text:p>
          </table:table-cell>
          <table:table-cell table:style-name="ce3" office:value-type="float" office:value="42.348109" calcext:value-type="float">
            <text:p>42,35</text:p>
          </table:table-cell>
          <table:table-cell table:style-name="ce3" office:value-type="float" office:value="0.262991" calcext:value-type="float">
            <text:p>0,26</text:p>
          </table:table-cell>
          <table:table-cell office:value-type="float" office:value="44.553508" calcext:value-type="float">
            <text:p>44,553508</text:p>
          </table:table-cell>
          <table:table-cell office:value-type="float" office:value="0" calcext:value-type="float">
            <text:p>0</text:p>
          </table:table-cell>
          <table:table-cell office:value-type="float" office:value="0.779774" calcext:value-type="float">
            <text:p>0,779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9182.6" calcext:value-type="float">
            <text:p>9182,6</text:p>
          </table:table-cell>
          <table:table-cell table:style-name="ce3" office:value-type="float" office:value="72.758296" calcext:value-type="float">
            <text:p>72,76</text:p>
          </table:table-cell>
          <table:table-cell table:style-name="ce3" office:value-type="float" office:value="27.241704" calcext:value-type="float">
            <text:p>27,24</text:p>
          </table:table-cell>
          <table:table-cell office:value-type="float" office:value="77.359378" calcext:value-type="float">
            <text:p>77,35938</text:p>
          </table:table-cell>
          <table:table-cell office:value-type="float" office:value="77.361722" calcext:value-type="float">
            <text:p>77,36172</text:p>
          </table:table-cell>
          <table:table-cell table:style-name="ce3" office:value-type="float" office:value="22.638278" calcext:value-type="float">
            <text:p>22,64</text:p>
          </table:table-cell>
          <table:table-cell table:style-name="ce3" office:value-type="float" office:value="0.003029" calcext:value-type="float">
            <text:p>0,00</text:p>
          </table:table-cell>
          <table:table-cell office:value-type="float" office:value="94.42522" calcext:value-type="float">
            <text:p>94,42522</text:p>
          </table:table-cell>
          <table:table-cell office:value-type="float" office:value="0" calcext:value-type="float">
            <text:p>0</text:p>
          </table:table-cell>
          <table:table-cell office:value-type="float" office:value="3.987864" calcext:value-type="float">
            <text:p>3,987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1813.3" calcext:value-type="float">
            <text:p>71813,3</text:p>
          </table:table-cell>
          <table:table-cell table:style-name="ce3" office:value-type="float" office:value="98.046664" calcext:value-type="float">
            <text:p>98,05</text:p>
          </table:table-cell>
          <table:table-cell table:style-name="ce3" office:value-type="float" office:value="1.953336" calcext:value-type="float">
            <text:p>1,95</text:p>
          </table:table-cell>
          <table:table-cell office:value-type="float" office:value="49.763193" calcext:value-type="float">
            <text:p>49,76319</text:p>
          </table:table-cell>
          <table:table-cell office:value-type="float" office:value="96.127677" calcext:value-type="float">
            <text:p>96,12768</text:p>
          </table:table-cell>
          <table:table-cell table:style-name="ce3" office:value-type="float" office:value="3.872323" calcext:value-type="float">
            <text:p>3,87</text:p>
          </table:table-cell>
          <table:table-cell table:style-name="ce3" office:value-type="float" office:value="48.23219" calcext:value-type="float">
            <text:p>48,23</text:p>
          </table:table-cell>
          <table:table-cell office:value-type="float" office:value="17.998396" calcext:value-type="float">
            <text:p>17,998396</text:p>
          </table:table-cell>
          <table:table-cell office:value-type="float" office:value="0" calcext:value-type="float">
            <text:p>0</text:p>
          </table:table-cell>
          <table:table-cell office:value-type="float" office:value="0.634456" calcext:value-type="float">
            <text:p>0,634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3978" calcext:value-type="float">
            <text:p>33978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49.466381" calcext:value-type="float">
            <text:p>49,46638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0.533619" calcext:value-type="float">
            <text:p>50,53</text:p>
          </table:table-cell>
          <table:table-cell office:value-type="float" office:value="4.531976" calcext:value-type="float">
            <text:p>4,531976</text:p>
          </table:table-cell>
          <table:table-cell office:value-type="float" office:value="0" calcext:value-type="float">
            <text:p>0</text:p>
          </table:table-cell>
          <table:table-cell office:value-type="float" office:value="0.20541" calcext:value-type="float">
            <text:p>0,20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,/W_M_Multirules</text:p>
          </table:table-cell>
          <table:table-cell table:style-name="ce1" office:value-type="string" calcext:value-type="string">
            <text:p>-e</text:p>
          </table:table-cell>
          <table:table-cell table:style-name="ce1"/>
          <table:table-cell table:style-name="ce1" office:value-type="string" calcext:value-type="string">
            <text:p>-nlabe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LM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string" calcext:value-type="string">
            <text:p>-tm</text:p>
          </table:table-cell>
          <table:table-cell table:style-name="ce7" office:value-type="float" office:value="1" calcext:value-type="float">
            <text:p>1,00000</text:p>
          </table:table-cell>
          <table:table-cell table:style-name="ce7" office:value-type="string" calcext:value-type="string">
            <text:p>-IM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string" calcext:value-type="string">
            <text:p>-Nit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kddcup_full_normal_versus_DO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856151" calcext:value-type="float">
            <text:p>4856151</text:p>
          </table:table-cell>
          <table:table-cell table:style-name="ce1" office:value-type="float" office:value="754.9" calcext:value-type="float">
            <text:p>754,9</text:p>
          </table:table-cell>
          <table:table-cell table:style-name="ce4" office:value-type="float" office:value="99.950812" calcext:value-type="float">
            <text:p>99,95</text:p>
          </table:table-cell>
          <table:table-cell table:style-name="ce4" office:value-type="float" office:value="0.049188" calcext:value-type="float">
            <text:p>0,05</text:p>
          </table:table-cell>
          <table:table-cell table:style-name="ce7" office:value-type="float" office:value="99.948107" calcext:value-type="float">
            <text:p>99,94811</text:p>
          </table:table-cell>
          <table:table-cell table:style-name="ce7" office:value-type="float" office:value="99.951009" calcext:value-type="float">
            <text:p>99,95101</text:p>
          </table:table-cell>
          <table:table-cell table:style-name="ce4" office:value-type="float" office:value="0.048991" calcext:value-type="float">
            <text:p>0,05</text:p>
          </table:table-cell>
          <table:table-cell table:style-name="ce4" office:value-type="float" office:value="0.002904" calcext:value-type="float">
            <text:p>0,00</text:p>
          </table:table-cell>
          <table:table-cell table:style-name="ce1" office:value-type="float" office:value="163.828016" calcext:value-type="float">
            <text:p>163,8280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940404" calcext:value-type="float">
            <text:p>12,940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ker_0_vs_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946799" calcext:value-type="float">
            <text:p>946799</text:p>
          </table:table-cell>
          <table:table-cell table:style-name="ce1" office:value-type="float" office:value="189866.8" calcext:value-type="float">
            <text:p>189866,8</text:p>
          </table:table-cell>
          <table:table-cell table:style-name="ce4" office:value-type="float" office:value="77.643782" calcext:value-type="float">
            <text:p>77,64</text:p>
          </table:table-cell>
          <table:table-cell table:style-name="ce4" office:value-type="float" office:value="22.356218" calcext:value-type="float">
            <text:p>22,36</text:p>
          </table:table-cell>
          <table:table-cell table:style-name="ce7" office:value-type="float" office:value="57.031746" calcext:value-type="float">
            <text:p>57,03175</text:p>
          </table:table-cell>
          <table:table-cell table:style-name="ce7" office:value-type="float" office:value="57.041687" calcext:value-type="float">
            <text:p>57,04169</text:p>
          </table:table-cell>
          <table:table-cell table:style-name="ce4" office:value-type="float" office:value="42.958313" calcext:value-type="float">
            <text:p>42,96</text:p>
          </table:table-cell>
          <table:table-cell table:style-name="ce4" office:value-type="float" office:value="0.017427" calcext:value-type="float">
            <text:p>0,02</text:p>
          </table:table-cell>
          <table:table-cell table:style-name="ce1" office:value-type="float" office:value="9.165084" calcext:value-type="float">
            <text:p>9,1650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5918" calcext:value-type="float">
            <text:p>0,665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vtype_2_vs_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95141" calcext:value-type="float">
            <text:p>495141</text:p>
          </table:table-cell>
          <table:table-cell table:style-name="ce1" office:value-type="float" office:value="7474" calcext:value-type="float">
            <text:p>7474</text:p>
          </table:table-cell>
          <table:table-cell table:style-name="ce4" office:value-type="float" office:value="77.461886" calcext:value-type="float">
            <text:p>77,46</text:p>
          </table:table-cell>
          <table:table-cell table:style-name="ce4" office:value-type="float" office:value="22.538114" calcext:value-type="float">
            <text:p>22,54</text:p>
          </table:table-cell>
          <table:table-cell table:style-name="ce7" office:value-type="float" office:value="78.19611" calcext:value-type="float">
            <text:p>78,19611</text:p>
          </table:table-cell>
          <table:table-cell table:style-name="ce7" office:value-type="float" office:value="78.197531" calcext:value-type="float">
            <text:p>78,19753</text:p>
          </table:table-cell>
          <table:table-cell table:style-name="ce4" office:value-type="float" office:value="21.802469" calcext:value-type="float">
            <text:p>21,80</text:p>
          </table:table-cell>
          <table:table-cell table:style-name="ce4" office:value-type="float" office:value="0.001818" calcext:value-type="float">
            <text:p>0,00</text:p>
          </table:table-cell>
          <table:table-cell table:style-name="ce1" office:value-type="float" office:value="19.011234" calcext:value-type="float">
            <text:p>19,011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88494" calcext:value-type="float">
            <text:p>3,388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ensu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142521" calcext:value-type="float">
            <text:p>142521</text:p>
          </table:table-cell>
          <table:table-cell table:style-name="ce1" office:value-type="float" office:value="73598.8" calcext:value-type="float">
            <text:p>73598,8</text:p>
          </table:table-cell>
          <table:table-cell table:style-name="ce4" office:value-type="float" office:value="98.815379" calcext:value-type="float">
            <text:p>98,82</text:p>
          </table:table-cell>
          <table:table-cell table:style-name="ce4" office:value-type="float" office:value="1.184621" calcext:value-type="float">
            <text:p>1,18</text:p>
          </table:table-cell>
          <table:table-cell table:style-name="ce7" office:value-type="float" office:value="49.850198" calcext:value-type="float">
            <text:p>49,85020</text:p>
          </table:table-cell>
          <table:table-cell table:style-name="ce7" office:value-type="float" office:value="95.96796" calcext:value-type="float">
            <text:p>95,96796</text:p>
          </table:table-cell>
          <table:table-cell table:style-name="ce4" office:value-type="float" office:value="4.03204" calcext:value-type="float">
            <text:p>4,03</text:p>
          </table:table-cell>
          <table:table-cell table:style-name="ce4" office:value-type="float" office:value="48.055374" calcext:value-type="float">
            <text:p>48,06</text:p>
          </table:table-cell>
          <table:table-cell table:style-name="ce1" office:value-type="float" office:value="5.352523" calcext:value-type="float">
            <text:p>5,3525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30677" calcext:value-type="float">
            <text:p>0,630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rs_0_vs_4_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62123" calcext:value-type="float">
            <text:p>62123</text:p>
          </table:table-cell>
          <table:table-cell table:style-name="ce1" office:value-type="float" office:value="38233.6" calcext:value-type="float">
            <text:p>38233,6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7" office:value-type="float" office:value="49.884906" calcext:value-type="float">
            <text:p>49,88491</text:p>
          </table:table-cell>
          <table:table-cell table:style-name="ce7" office:value-type="float" office:value="100" calcext:value-type="float">
            <text:p>100,000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50.115094" calcext:value-type="float">
            <text:p>50,12</text:p>
          </table:table-cell>
          <table:table-cell table:style-name="ce1" office:value-type="float" office:value="1.874582" calcext:value-type="float">
            <text:p>1,8745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07621" calcext:value-type="float">
            <text:p>0,207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96448.4" calcext:value-type="float">
            <text:p>96448,4</text:p>
          </table:table-cell>
          <table:table-cell table:style-name="ce3" office:value-type="float" office:value="99.94329" calcext:value-type="float">
            <text:p>99,94</text:p>
          </table:table-cell>
          <table:table-cell table:style-name="ce3" office:value-type="float" office:value="0.05671" calcext:value-type="float">
            <text:p>0,06</text:p>
          </table:table-cell>
          <table:table-cell office:value-type="float" office:value="99.950207" calcext:value-type="float">
            <text:p>99,95021</text:p>
          </table:table-cell>
          <table:table-cell office:value-type="float" office:value="99.952533" calcext:value-type="float">
            <text:p>99,95253</text:p>
          </table:table-cell>
          <table:table-cell table:style-name="ce3" office:value-type="float" office:value="0.047467" calcext:value-type="float">
            <text:p>0,05</text:p>
          </table:table-cell>
          <table:table-cell table:style-name="ce3" office:value-type="float" office:value="0.002327" calcext:value-type="float">
            <text:p>0,00</text:p>
          </table:table-cell>
          <table:table-cell office:value-type="float" office:value="332.678565" calcext:value-type="float">
            <text:p>332,678565</text:p>
          </table:table-cell>
          <table:table-cell office:value-type="float" office:value="0" calcext:value-type="float">
            <text:p>0</text:p>
          </table:table-cell>
          <table:table-cell office:value-type="float" office:value="13.466027" calcext:value-type="float">
            <text:p>13,466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247830.9" calcext:value-type="float">
            <text:p>247830,9</text:p>
          </table:table-cell>
          <table:table-cell table:style-name="ce3" office:value-type="float" office:value="56.885974" calcext:value-type="float">
            <text:p>56,89</text:p>
          </table:table-cell>
          <table:table-cell table:style-name="ce3" office:value-type="float" office:value="43.114026" calcext:value-type="float">
            <text:p>43,11</text:p>
          </table:table-cell>
          <table:table-cell table:number-columns-repeated="2" office:value-type="float" office:value="57.990133" calcext:value-type="float">
            <text:p>57,99013</text:p>
          </table:table-cell>
          <table:table-cell table:style-name="ce3" office:value-type="float" office:value="42.009867" calcext:value-type="float">
            <text:p>42,01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20.567244" calcext:value-type="float">
            <text:p>20,567244</text:p>
          </table:table-cell>
          <table:table-cell office:value-type="float" office:value="0" calcext:value-type="float">
            <text:p>0</text:p>
          </table:table-cell>
          <table:table-cell office:value-type="float" office:value="1.003818" calcext:value-type="float">
            <text:p>1,003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00905.2" calcext:value-type="float">
            <text:p>100905,2</text:p>
          </table:table-cell>
          <table:table-cell table:style-name="ce3" office:value-type="float" office:value="74.050503" calcext:value-type="float">
            <text:p>74,05</text:p>
          </table:table-cell>
          <table:table-cell table:style-name="ce3" office:value-type="float" office:value="25.949497" calcext:value-type="float">
            <text:p>25,95</text:p>
          </table:table-cell>
          <table:table-cell office:value-type="float" office:value="78.114113" calcext:value-type="float">
            <text:p>78,11411</text:p>
          </table:table-cell>
          <table:table-cell office:value-type="float" office:value="78.114744" calcext:value-type="float">
            <text:p>78,11474</text:p>
          </table:table-cell>
          <table:table-cell table:style-name="ce3" office:value-type="float" office:value="21.885256" calcext:value-type="float">
            <text:p>21,89</text:p>
          </table:table-cell>
          <table:table-cell table:style-name="ce3" office:value-type="float" office:value="0.000808" calcext:value-type="float">
            <text:p>0,00</text:p>
          </table:table-cell>
          <table:table-cell office:value-type="float" office:value="54.573879" calcext:value-type="float">
            <text:p>54,573879</text:p>
          </table:table-cell>
          <table:table-cell office:value-type="float" office:value="0" calcext:value-type="float">
            <text:p>0</text:p>
          </table:table-cell>
          <table:table-cell office:value-type="float" office:value="4.151373" calcext:value-type="float">
            <text:p>4,151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543602.3" calcext:value-type="float">
            <text:p>1543602,3</text:p>
          </table:table-cell>
          <table:table-cell table:style-name="ce3" office:value-type="float" office:value="98.192332" calcext:value-type="float">
            <text:p>98,19</text:p>
          </table:table-cell>
          <table:table-cell table:style-name="ce3" office:value-type="float" office:value="1.807668" calcext:value-type="float">
            <text:p>1,81</text:p>
          </table:table-cell>
          <table:table-cell office:value-type="float" office:value="50.405905" calcext:value-type="float">
            <text:p>50,40591</text:p>
          </table:table-cell>
          <table:table-cell office:value-type="float" office:value="95.976006" calcext:value-type="float">
            <text:p>95,97601</text:p>
          </table:table-cell>
          <table:table-cell table:style-name="ce3" office:value-type="float" office:value="4.023994" calcext:value-type="float">
            <text:p>4,02</text:p>
          </table:table-cell>
          <table:table-cell table:style-name="ce3" office:value-type="float" office:value="47.480722" calcext:value-type="float">
            <text:p>47,48</text:p>
          </table:table-cell>
          <table:table-cell office:value-type="float" office:value="10.667474" calcext:value-type="float">
            <text:p>10,667474</text:p>
          </table:table-cell>
          <table:table-cell office:value-type="float" office:value="0" calcext:value-type="float">
            <text:p>0</text:p>
          </table:table-cell>
          <table:table-cell office:value-type="float" office:value="0.813854" calcext:value-type="float">
            <text:p>0,8138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66698.7" calcext:value-type="float">
            <text:p>166698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52.404102" calcext:value-type="float">
            <text:p>52,40410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7.595898" calcext:value-type="float">
            <text:p>47,60</text:p>
          </table:table-cell>
          <table:table-cell office:value-type="float" office:value="2.556337" calcext:value-type="float">
            <text:p>2,556337</text:p>
          </table:table-cell>
          <table:table-cell office:value-type="float" office:value="0" calcext:value-type="float">
            <text:p>0</text:p>
          </table:table-cell>
          <table:table-cell office:value-type="float" office:value="0.244438" calcext:value-type="float">
            <text:p>0,244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1" calcext:value-type="float">
            <text:p>1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1" calcext:value-type="float">
            <text:p>1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w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754.9" calcext:value-type="float">
            <text:p>754,9</text:p>
          </table:table-cell>
          <table:table-cell table:style-name="ce3" office:value-type="float" office:value="99.950812" calcext:value-type="float">
            <text:p>99,95</text:p>
          </table:table-cell>
          <table:table-cell table:style-name="ce3" office:value-type="float" office:value="0.049188" calcext:value-type="float">
            <text:p>0,05</text:p>
          </table:table-cell>
          <table:table-cell office:value-type="float" office:value="99.947572" calcext:value-type="float">
            <text:p>99,94757</text:p>
          </table:table-cell>
          <table:table-cell office:value-type="float" office:value="99.950474" calcext:value-type="float">
            <text:p>99,95047</text:p>
          </table:table-cell>
          <table:table-cell table:style-name="ce3" office:value-type="float" office:value="0.049526" calcext:value-type="float">
            <text:p>0,05</text:p>
          </table:table-cell>
          <table:table-cell table:style-name="ce3" office:value-type="float" office:value="0.002904" calcext:value-type="float">
            <text:p>0,00</text:p>
          </table:table-cell>
          <table:table-cell office:value-type="float" office:value="833.118024" calcext:value-type="float">
            <text:p>833,118024</text:p>
          </table:table-cell>
          <table:table-cell office:value-type="float" office:value="0" calcext:value-type="float">
            <text:p>0</text:p>
          </table:table-cell>
          <table:table-cell office:value-type="float" office:value="13.282025" calcext:value-type="float">
            <text:p>13,282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190413.8" calcext:value-type="float">
            <text:p>190413,8</text:p>
          </table:table-cell>
          <table:table-cell table:style-name="ce3" office:value-type="float" office:value="77.643782" calcext:value-type="float">
            <text:p>77,64</text:p>
          </table:table-cell>
          <table:table-cell table:style-name="ce3" office:value-type="float" office:value="22.356218" calcext:value-type="float">
            <text:p>22,36</text:p>
          </table:table-cell>
          <table:table-cell office:value-type="float" office:value="57.722283" calcext:value-type="float">
            <text:p>57,72228</text:p>
          </table:table-cell>
          <table:table-cell office:value-type="float" office:value="57.731856" calcext:value-type="float">
            <text:p>57,73186</text:p>
          </table:table-cell>
          <table:table-cell table:style-name="ce3" office:value-type="float" office:value="42.268144" calcext:value-type="float">
            <text:p>42,27</text:p>
          </table:table-cell>
          <table:table-cell table:style-name="ce3" office:value-type="float" office:value="0.016582" calcext:value-type="float">
            <text:p>0,02</text:p>
          </table:table-cell>
          <table:table-cell office:value-type="float" office:value="17752.823712" calcext:value-type="float">
            <text:p>17752,823712</text:p>
          </table:table-cell>
          <table:table-cell office:value-type="float" office:value="0" calcext:value-type="float">
            <text:p>0</text:p>
          </table:table-cell>
          <table:table-cell office:value-type="float" office:value="0.804898" calcext:value-type="float">
            <text:p>0,804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474" calcext:value-type="float">
            <text:p>7474</text:p>
          </table:table-cell>
          <table:table-cell table:style-name="ce3" office:value-type="float" office:value="77.461886" calcext:value-type="float">
            <text:p>77,46</text:p>
          </table:table-cell>
          <table:table-cell table:style-name="ce3" office:value-type="float" office:value="22.538114" calcext:value-type="float">
            <text:p>22,54</text:p>
          </table:table-cell>
          <table:table-cell office:value-type="float" office:value="74.577949" calcext:value-type="float">
            <text:p>74,57795</text:p>
          </table:table-cell>
          <table:table-cell office:value-type="float" office:value="74.579304" calcext:value-type="float">
            <text:p>74,57930</text:p>
          </table:table-cell>
          <table:table-cell table:style-name="ce3" office:value-type="float" office:value="25.420696" calcext:value-type="float">
            <text:p>25,42</text:p>
          </table:table-cell>
          <table:table-cell table:style-name="ce3" office:value-type="float" office:value="0.001818" calcext:value-type="float">
            <text:p>0,00</text:p>
          </table:table-cell>
          <table:table-cell office:value-type="float" office:value="1585.567229" calcext:value-type="float">
            <text:p>1585,567229</text:p>
          </table:table-cell>
          <table:table-cell office:value-type="float" office:value="0" calcext:value-type="float">
            <text:p>0</text:p>
          </table:table-cell>
          <table:table-cell office:value-type="float" office:value="3.949066" calcext:value-type="float">
            <text:p>3,949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3598.8" calcext:value-type="float">
            <text:p>73598,8</text:p>
          </table:table-cell>
          <table:table-cell table:style-name="ce3" office:value-type="float" office:value="98.815379" calcext:value-type="float">
            <text:p>98,82</text:p>
          </table:table-cell>
          <table:table-cell table:style-name="ce3" office:value-type="float" office:value="1.184621" calcext:value-type="float">
            <text:p>1,18</text:p>
          </table:table-cell>
          <table:table-cell office:value-type="float" office:value="49.900716" calcext:value-type="float">
            <text:p>49,90072</text:p>
          </table:table-cell>
          <table:table-cell office:value-type="float" office:value="96.065215" calcext:value-type="float">
            <text:p>96,06522</text:p>
          </table:table-cell>
          <table:table-cell table:style-name="ce3" office:value-type="float" office:value="3.934785" calcext:value-type="float">
            <text:p>3,93</text:p>
          </table:table-cell>
          <table:table-cell table:style-name="ce3" office:value-type="float" office:value="48.055374" calcext:value-type="float">
            <text:p>48,06</text:p>
          </table:table-cell>
          <table:table-cell office:value-type="float" office:value="1784.832871" calcext:value-type="float">
            <text:p>1784,832871</text:p>
          </table:table-cell>
          <table:table-cell office:value-type="float" office:value="0" calcext:value-type="float">
            <text:p>0</text:p>
          </table:table-cell>
          <table:table-cell office:value-type="float" office:value="0.668022" calcext:value-type="float">
            <text:p>0,668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8233.6" calcext:value-type="float">
            <text:p>38233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49.884906" calcext:value-type="float">
            <text:p>49,88491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0.115094" calcext:value-type="float">
            <text:p>50,12</text:p>
          </table:table-cell>
          <table:table-cell office:value-type="float" office:value="356.596471" calcext:value-type="float">
            <text:p>356,596471</text:p>
          </table:table-cell>
          <table:table-cell office:value-type="float" office:value="0" calcext:value-type="float">
            <text:p>0</text:p>
          </table:table-cell>
          <table:table-cell office:value-type="float" office:value="0.19795" calcext:value-type="float">
            <text:p>0,19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,/W_M_Multirules</text:p>
          </table:table-cell>
          <table:table-cell table:style-name="ce1" office:value-type="string" calcext:value-type="string">
            <text:p>-e</text:p>
          </table:table-cell>
          <table:table-cell table:style-name="ce1"/>
          <table:table-cell table:style-name="ce1" office:value-type="string" calcext:value-type="string">
            <text:p>-nlabe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LM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string" calcext:value-type="string">
            <text:p>-tm</text:p>
          </table:table-cell>
          <table:table-cell table:style-name="ce7" office:value-type="float" office:value="1" calcext:value-type="float">
            <text:p>1,00000</text:p>
          </table:table-cell>
          <table:table-cell table:style-name="ce7" office:value-type="string" calcext:value-type="string">
            <text:p>-IM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string" calcext:value-type="string">
            <text:p>-Nit</text:p>
          </table:table-cell>
          <table:table-cell table:style-name="ce1" office:value-type="string" calcext:value-type="string">
            <text:p>-wCP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ensu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142521" calcext:value-type="float">
            <text:p>142521</text:p>
          </table:table-cell>
          <table:table-cell table:style-name="ce1" office:value-type="float" office:value="73598.8" calcext:value-type="float">
            <text:p>73598,8</text:p>
          </table:table-cell>
          <table:table-cell table:style-name="ce4" office:value-type="float" office:value="98.815379" calcext:value-type="float">
            <text:p>98,82</text:p>
          </table:table-cell>
          <table:table-cell table:style-name="ce4" office:value-type="float" office:value="1.184621" calcext:value-type="float">
            <text:p>1,18</text:p>
          </table:table-cell>
          <table:table-cell table:style-name="ce7" office:value-type="float" office:value="49.900716" calcext:value-type="float">
            <text:p>49,90072</text:p>
          </table:table-cell>
          <table:table-cell table:style-name="ce7" office:value-type="float" office:value="96.065215" calcext:value-type="float">
            <text:p>96,06522</text:p>
          </table:table-cell>
          <table:table-cell table:style-name="ce4" office:value-type="float" office:value="3.934785" calcext:value-type="float">
            <text:p>3,93</text:p>
          </table:table-cell>
          <table:table-cell table:style-name="ce4" office:value-type="float" office:value="48.055374" calcext:value-type="float">
            <text:p>48,06</text:p>
          </table:table-cell>
          <table:table-cell table:style-name="ce1" office:value-type="float" office:value="1790.155581" calcext:value-type="float">
            <text:p>1790,1555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5.006748" calcext:value-type="float">
            <text:p>415,006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rs_0_vs_4_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62123" calcext:value-type="float">
            <text:p>62123</text:p>
          </table:table-cell>
          <table:table-cell table:style-name="ce1" office:value-type="float" office:value="38233.6" calcext:value-type="float">
            <text:p>38233,6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7" office:value-type="float" office:value="49.884906" calcext:value-type="float">
            <text:p>49,88491</text:p>
          </table:table-cell>
          <table:table-cell table:style-name="ce7" office:value-type="float" office:value="100" calcext:value-type="float">
            <text:p>100,000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50.115094" calcext:value-type="float">
            <text:p>50,12</text:p>
          </table:table-cell>
          <table:table-cell table:style-name="ce1" office:value-type="float" office:value="358.151064" calcext:value-type="float">
            <text:p>358,1510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.24515" calcext:value-type="float">
            <text:p>93,24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,/W_M_Multirules</text:p>
          </table:table-cell>
          <table:table-cell table:style-name="ce1" office:value-type="string" calcext:value-type="string">
            <text:p>-e</text:p>
          </table:table-cell>
          <table:table-cell table:style-name="ce1"/>
          <table:table-cell table:style-name="ce1" office:value-type="string" calcext:value-type="string">
            <text:p>-nlabe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L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tm</text:p>
          </table:table-cell>
          <table:table-cell table:style-name="ce7" office:value-type="float" office:value="1" calcext:value-type="float">
            <text:p>1,00000</text:p>
          </table:table-cell>
          <table:table-cell table:style-name="ce7" office:value-type="string" calcext:value-type="string">
            <text:p>-I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Nit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kddcup_full_normal_versus_DO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856151" calcext:value-type="float">
            <text:p>4856151</text:p>
          </table:table-cell>
          <table:table-cell table:style-name="ce1" office:value-type="float" office:value="2868" calcext:value-type="float">
            <text:p>2868</text:p>
          </table:table-cell>
          <table:table-cell table:style-name="ce4" office:value-type="float" office:value="99.954822" calcext:value-type="float">
            <text:p>99,95</text:p>
          </table:table-cell>
          <table:table-cell table:style-name="ce4" office:value-type="float" office:value="0.045178" calcext:value-type="float">
            <text:p>0,05</text:p>
          </table:table-cell>
          <table:table-cell table:style-name="ce7" office:value-type="float" office:value="99.94961" calcext:value-type="float">
            <text:p>99,94961</text:p>
          </table:table-cell>
          <table:table-cell table:style-name="ce7" office:value-type="float" office:value="99.954406" calcext:value-type="float">
            <text:p>99,95441</text:p>
          </table:table-cell>
          <table:table-cell table:style-name="ce4" office:value-type="float" office:value="0.045594" calcext:value-type="float">
            <text:p>0,05</text:p>
          </table:table-cell>
          <table:table-cell table:style-name="ce4" office:value-type="float" office:value="0.004798" calcext:value-type="float">
            <text:p>0,00</text:p>
          </table:table-cell>
          <table:table-cell table:style-name="ce4" office:value-type="float" office:value="184.602822" calcext:value-type="float">
            <text:p>184,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.153065" calcext:value-type="float">
            <text:p>15,153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ker_0_vs_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946799" calcext:value-type="float">
            <text:p>946799</text:p>
          </table:table-cell>
          <table:table-cell table:style-name="ce1" office:value-type="float" office:value="483436.8" calcext:value-type="float">
            <text:p>483436,8</text:p>
          </table:table-cell>
          <table:table-cell table:style-name="ce4" office:value-type="float" office:value="96.925794" calcext:value-type="float">
            <text:p>96,93</text:p>
          </table:table-cell>
          <table:table-cell table:style-name="ce4" office:value-type="float" office:value="3.074206" calcext:value-type="float">
            <text:p>3,07</text:p>
          </table:table-cell>
          <table:table-cell table:style-name="ce7" office:value-type="float" office:value="43.499095" calcext:value-type="float">
            <text:p>43,49910</text:p>
          </table:table-cell>
          <table:table-cell table:style-name="ce7" office:value-type="float" office:value="56.980845" calcext:value-type="float">
            <text:p>56,98085</text:p>
          </table:table-cell>
          <table:table-cell table:style-name="ce4" office:value-type="float" office:value="43.019155" calcext:value-type="float">
            <text:p>43,02</text:p>
          </table:table-cell>
          <table:table-cell table:style-name="ce4" office:value-type="float" office:value="23.660143" calcext:value-type="float">
            <text:p>23,66</text:p>
          </table:table-cell>
          <table:table-cell table:style-name="ce4" office:value-type="float" office:value="9.681373" calcext:value-type="float">
            <text:p>9,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33947" calcext:value-type="float">
            <text:p>0,933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vtype_2_vs_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95141" calcext:value-type="float">
            <text:p>495141</text:p>
          </table:table-cell>
          <table:table-cell table:style-name="ce1" office:value-type="float" office:value="23406" calcext:value-type="float">
            <text:p>23406</text:p>
          </table:table-cell>
          <table:table-cell table:style-name="ce4" office:value-type="float" office:value="85.290924" calcext:value-type="float">
            <text:p>85,29</text:p>
          </table:table-cell>
          <table:table-cell table:style-name="ce4" office:value-type="float" office:value="14.709076" calcext:value-type="float">
            <text:p>14,71</text:p>
          </table:table-cell>
          <table:table-cell table:style-name="ce7" office:value-type="float" office:value="85.327614" calcext:value-type="float">
            <text:p>85,32761</text:p>
          </table:table-cell>
          <table:table-cell table:style-name="ce7" office:value-type="float" office:value="85.336576" calcext:value-type="float">
            <text:p>85,33658</text:p>
          </table:table-cell>
          <table:table-cell table:style-name="ce4" office:value-type="float" office:value="14.663424" calcext:value-type="float">
            <text:p>14,66</text:p>
          </table:table-cell>
          <table:table-cell table:style-name="ce4" office:value-type="float" office:value="0.010502" calcext:value-type="float">
            <text:p>0,01</text:p>
          </table:table-cell>
          <table:table-cell table:style-name="ce4" office:value-type="float" office:value="23.835449" calcext:value-type="float">
            <text:p>23,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943393" calcext:value-type="float">
            <text:p>2,943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ensu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142521" calcext:value-type="float">
            <text:p>142521</text:p>
          </table:table-cell>
          <table:table-cell table:style-name="ce1" office:value-type="float" office:value="80968.1" calcext:value-type="float">
            <text:p>80968,1</text:p>
          </table:table-cell>
          <table:table-cell table:style-name="ce4" office:value-type="float" office:value="99.295231" calcext:value-type="float">
            <text:p>99,30</text:p>
          </table:table-cell>
          <table:table-cell table:style-name="ce4" office:value-type="float" office:value="0.704769" calcext:value-type="float">
            <text:p>0,70</text:p>
          </table:table-cell>
          <table:table-cell table:style-name="ce7" office:value-type="float" office:value="48.089755" calcext:value-type="float">
            <text:p>48,08976</text:p>
          </table:table-cell>
          <table:table-cell table:style-name="ce7" office:value-type="float" office:value="96.332944" calcext:value-type="float">
            <text:p>96,33294</text:p>
          </table:table-cell>
          <table:table-cell table:style-name="ce4" office:value-type="float" office:value="3.667056" calcext:value-type="float">
            <text:p>3,67</text:p>
          </table:table-cell>
          <table:table-cell table:style-name="ce4" office:value-type="float" office:value="50.079637" calcext:value-type="float">
            <text:p>50,08</text:p>
          </table:table-cell>
          <table:table-cell table:style-name="ce4" office:value-type="float" office:value="6.192511" calcext:value-type="float">
            <text:p>6,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6719" calcext:value-type="float">
            <text:p>0,76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rs_0_vs_4_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62123" calcext:value-type="float">
            <text:p>62123</text:p>
          </table:table-cell>
          <table:table-cell table:style-name="ce1" office:value-type="float" office:value="39933.7" calcext:value-type="float">
            <text:p>39933,7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7" office:value-type="float" office:value="44.889976" calcext:value-type="float">
            <text:p>44,88998</text:p>
          </table:table-cell>
          <table:table-cell table:style-name="ce7" office:value-type="float" office:value="100" calcext:value-type="float">
            <text:p>100,000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55.110024" calcext:value-type="float">
            <text:p>55,11</text:p>
          </table:table-cell>
          <table:table-cell table:style-name="ce4" office:value-type="float" office:value="2.060035" calcext:value-type="float">
            <text:p>2,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7864" calcext:value-type="float">
            <text:p>0,217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,/W_M_Multirules</text:p>
          </table:table-cell>
          <table:table-cell table:style-name="ce2" office:value-type="string" calcext:value-type="string">
            <text:p>-e</text:p>
          </table:table-cell>
          <table:table-cell table:style-name="ce2" office:value-type="string" calcext:value-type="string">
            <text:p>poker_0_vs_1/poker_0_vs_1</text:p>
          </table:table-cell>
          <table:table-cell table:style-name="ce2" office:value-type="string" calcext:value-type="string">
            <text:p>-nlabe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LM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string" calcext:value-type="string">
            <text:p>-tm</text:p>
          </table:table-cell>
          <table:table-cell table:style-name="ce8" office:value-type="float" office:value="1" calcext:value-type="float">
            <text:p>1,00000</text:p>
          </table:table-cell>
          <table:table-cell table:style-name="ce8" office:value-type="string" calcext:value-type="string">
            <text:p>-IM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string" calcext:value-type="string">
            <text:p>-Nit</text:p>
          </table:table-cell>
          <table:table-cell table:style-name="ce5"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kddcup_full_normal_versus_DO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4856151" calcext:value-type="float">
            <text:p>4856151</text:p>
          </table:table-cell>
          <table:table-cell table:style-name="ce2" office:value-type="float" office:value="4815.8" calcext:value-type="float">
            <text:p>4815,8</text:p>
          </table:table-cell>
          <table:table-cell table:style-name="ce5" office:value-type="float" office:value="99.955124" calcext:value-type="float">
            <text:p>99,96</text:p>
          </table:table-cell>
          <table:table-cell table:style-name="ce5" office:value-type="float" office:value="0.044876" calcext:value-type="float">
            <text:p>0,04</text:p>
          </table:table-cell>
          <table:table-cell table:style-name="ce8" office:value-type="float" office:value="99.947489" calcext:value-type="float">
            <text:p>99,94749</text:p>
          </table:table-cell>
          <table:table-cell table:style-name="ce8" office:value-type="float" office:value="99.954714" calcext:value-type="float">
            <text:p>99,95471</text:p>
          </table:table-cell>
          <table:table-cell table:style-name="ce5" office:value-type="float" office:value="0.045286" calcext:value-type="float">
            <text:p>0,05</text:p>
          </table:table-cell>
          <table:table-cell table:style-name="ce5" office:value-type="float" office:value="0.007228" calcext:value-type="float">
            <text:p>0,01</text:p>
          </table:table-cell>
          <table:table-cell table:style-name="ce5" office:value-type="float" office:value="185.954179" calcext:value-type="float">
            <text:p>185,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06441" calcext:value-type="float">
            <text:p>14,06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oker_0_vs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946799" calcext:value-type="float">
            <text:p>946799</text:p>
          </table:table-cell>
          <table:table-cell table:style-name="ce2" office:value-type="float" office:value="527039.8" calcext:value-type="float">
            <text:p>527039,8</text:p>
          </table:table-cell>
          <table:table-cell table:style-name="ce5" office:value-type="float" office:value="99.414483" calcext:value-type="float">
            <text:p>99,41</text:p>
          </table:table-cell>
          <table:table-cell table:style-name="ce5" office:value-type="float" office:value="0.585517" calcext:value-type="float">
            <text:p>0,59</text:p>
          </table:table-cell>
          <table:table-cell table:style-name="ce8" office:value-type="float" office:value="11.704068" calcext:value-type="float">
            <text:p>11,70407</text:p>
          </table:table-cell>
          <table:table-cell table:style-name="ce8" office:value-type="float" office:value="59.976294" calcext:value-type="float">
            <text:p>59,97629</text:p>
          </table:table-cell>
          <table:table-cell table:style-name="ce5" office:value-type="float" office:value="40.023706" calcext:value-type="float">
            <text:p>40,02</text:p>
          </table:table-cell>
          <table:table-cell table:style-name="ce5" office:value-type="float" office:value="80.48551" calcext:value-type="float">
            <text:p>80,49</text:p>
          </table:table-cell>
          <table:table-cell table:style-name="ce5" office:value-type="float" office:value="9.603275" calcext:value-type="float">
            <text:p>9,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8356" calcext:value-type="float">
            <text:p>0,968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vtype_2_vs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495141" calcext:value-type="float">
            <text:p>495141</text:p>
          </table:table-cell>
          <table:table-cell table:style-name="ce2" office:value-type="float" office:value="62615.4" calcext:value-type="float">
            <text:p>62615,4</text:p>
          </table:table-cell>
          <table:table-cell table:style-name="ce5" office:value-type="float" office:value="90.967309" calcext:value-type="float">
            <text:p>90,97</text:p>
          </table:table-cell>
          <table:table-cell table:style-name="ce5" office:value-type="float" office:value="9.032691" calcext:value-type="float">
            <text:p>9,03</text:p>
          </table:table-cell>
          <table:table-cell table:style-name="ce8" office:value-type="float" office:value="89.034639" calcext:value-type="float">
            <text:p>89,03464</text:p>
          </table:table-cell>
          <table:table-cell table:style-name="ce8" office:value-type="float" office:value="89.064498" calcext:value-type="float">
            <text:p>89,06450</text:p>
          </table:table-cell>
          <table:table-cell table:style-name="ce5" office:value-type="float" office:value="10.935502" calcext:value-type="float">
            <text:p>10,94</text:p>
          </table:table-cell>
          <table:table-cell table:style-name="ce5" office:value-type="float" office:value="0.033526" calcext:value-type="float">
            <text:p>0,03</text:p>
          </table:table-cell>
          <table:table-cell table:style-name="ce5" office:value-type="float" office:value="21.723618" calcext:value-type="float">
            <text:p>21,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939677" calcext:value-type="float">
            <text:p>2,939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ensu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142521" calcext:value-type="float">
            <text:p>142521</text:p>
          </table:table-cell>
          <table:table-cell table:style-name="ce2" office:value-type="float" office:value="84651.5" calcext:value-type="float">
            <text:p>84651,5</text:p>
          </table:table-cell>
          <table:table-cell table:style-name="ce5" office:value-type="float" office:value="99.483663" calcext:value-type="float">
            <text:p>99,48</text:p>
          </table:table-cell>
          <table:table-cell table:style-name="ce5" office:value-type="float" office:value="0.516337" calcext:value-type="float">
            <text:p>0,52</text:p>
          </table:table-cell>
          <table:table-cell table:style-name="ce8" office:value-type="float" office:value="46.329313" calcext:value-type="float">
            <text:p>46,32931</text:p>
          </table:table-cell>
          <table:table-cell table:style-name="ce8" office:value-type="float" office:value="96.59435" calcext:value-type="float">
            <text:p>96,59435</text:p>
          </table:table-cell>
          <table:table-cell table:style-name="ce5" office:value-type="float" office:value="3.40565" calcext:value-type="float">
            <text:p>3,41</text:p>
          </table:table-cell>
          <table:table-cell table:style-name="ce5" office:value-type="float" office:value="52.037244" calcext:value-type="float">
            <text:p>52,04</text:p>
          </table:table-cell>
          <table:table-cell table:style-name="ce5" office:value-type="float" office:value="5.646844" calcext:value-type="float">
            <text:p>5,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2919" calcext:value-type="float">
            <text:p>0,7529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ars_0_vs_4_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62123" calcext:value-type="float">
            <text:p>62123</text:p>
          </table:table-cell>
          <table:table-cell table:style-name="ce2" office:value-type="float" office:value="42144.7" calcext:value-type="float">
            <text:p>42144,7</text:p>
          </table:table-cell>
          <table:table-cell table:style-name="ce5" office:value-type="float" office:value="100" calcext:value-type="float">
            <text:p>100,00</text:p>
          </table:table-cell>
          <table:table-cell table:style-name="ce5" office:value-type="float" office:value="0" calcext:value-type="float">
            <text:p>0,00</text:p>
          </table:table-cell>
          <table:table-cell table:style-name="ce8" office:value-type="float" office:value="41.115207" calcext:value-type="float">
            <text:p>41,11521</text:p>
          </table:table-cell>
          <table:table-cell table:style-name="ce8" office:value-type="float" office:value="100" calcext:value-type="float">
            <text:p>100,000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58.884793" calcext:value-type="float">
            <text:p>58,88</text:p>
          </table:table-cell>
          <table:table-cell table:style-name="ce5" office:value-type="float" office:value="1.958041" calcext:value-type="float">
            <text:p>1,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6216" calcext:value-type="float">
            <text:p>0,196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ernandez2017 (512 maps)</text:p>
          </table:table-cell>
          <table:table-cell table:number-columns-repeated="6"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WNC</text:p>
          </table:table-cell>
          <table:table-cell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99.92498" calcext:value-type="float">
            <text:p>99,92498</text:p>
          </table:table-cell>
          <table:table-cell table:style-name="ce7" office:value-type="float" office:value="99.9412" calcext:value-type="float">
            <text:p>99,94120</text:p>
          </table:table-cell>
          <table:table-cell table:style-name="ce7" office:value-type="float" office:value="99.951009" calcext:value-type="float">
            <text:p>99,95101</text:p>
          </table:table-cell>
          <table:table-cell/>
          <table:table-cell table:style-name="ce1" office:value-type="float" office:value="7890.87" calcext:value-type="float">
            <text:p>7890,87</text:p>
          </table:table-cell>
          <table:table-cell table:style-name="ce1" office:value-type="float" office:value="9602.99" calcext:value-type="float">
            <text:p>9602,99</text:p>
          </table:table-cell>
          <table:table-cell table:style-name="ce4" office:value-type="float" office:value="163.828016" calcext:value-type="float">
            <text:p>163,83</text:p>
          </table:table-cell>
          <table:table-cell table:style-name="ce9" table:formula="of:=MIN([.L63:.M63])/[.N63]" office:value-type="float" office:value="48.1655713879853" calcext:value-type="float">
            <text:p>4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58.92973" calcext:value-type="float">
            <text:p>58,92973</text:p>
          </table:table-cell>
          <table:table-cell table:style-name="ce7" office:value-type="float" office:value="56.79368" calcext:value-type="float">
            <text:p>56,79368</text:p>
          </table:table-cell>
          <table:table-cell table:style-name="ce7" office:value-type="float" office:value="57.041687" calcext:value-type="float">
            <text:p>57,04169</text:p>
          </table:table-cell>
          <table:table-cell/>
          <table:table-cell table:style-name="ce1" office:value-type="float" office:value="2210.13" calcext:value-type="float">
            <text:p>2210,13</text:p>
          </table:table-cell>
          <table:table-cell table:style-name="ce1" office:value-type="float" office:value="4492.45" calcext:value-type="float">
            <text:p>4492,45</text:p>
          </table:table-cell>
          <table:table-cell table:style-name="ce4" office:value-type="float" office:value="9.165084" calcext:value-type="float">
            <text:p>9,17</text:p>
          </table:table-cell>
          <table:table-cell table:style-name="ce9" table:formula="of:=MIN([.L64:.M64])/[.N64]" office:value-type="float" office:value="241.146725987454" calcext:value-type="float">
            <text:p>24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74.61723" calcext:value-type="float">
            <text:p>74,61723</text:p>
          </table:table-cell>
          <table:table-cell table:style-name="ce7" office:value-type="float" office:value="73.65237" calcext:value-type="float">
            <text:p>73,65237</text:p>
          </table:table-cell>
          <table:table-cell table:style-name="ce7" office:value-type="float" office:value="78.197531" calcext:value-type="float">
            <text:p>78,19753</text:p>
          </table:table-cell>
          <table:table-cell/>
          <table:table-cell table:style-name="ce1" office:value-type="float" office:value="391.4" calcext:value-type="float">
            <text:p>391,4</text:p>
          </table:table-cell>
          <table:table-cell table:style-name="ce1" office:value-type="float" office:value="3880.21" calcext:value-type="float">
            <text:p>3880,21</text:p>
          </table:table-cell>
          <table:table-cell table:style-name="ce4" office:value-type="float" office:value="22.8" calcext:value-type="float">
            <text:p>22,80</text:p>
          </table:table-cell>
          <table:table-cell table:style-name="ce9" table:formula="of:=MIN([.L65:.M65])/[.N65]" office:value-type="float" office:value="17.1666666666667" calcext:value-type="float">
            <text:p>1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93.48355" calcext:value-type="float">
            <text:p>93,48355</text:p>
          </table:table-cell>
          <table:table-cell table:style-name="ce7" office:value-type="float" office:value="92.66282" calcext:value-type="float">
            <text:p>92,66282</text:p>
          </table:table-cell>
          <table:table-cell table:style-name="ce7" office:value-type="float" office:value="95.96796" calcext:value-type="float">
            <text:p>95,96796</text:p>
          </table:table-cell>
          <table:table-cell/>
          <table:table-cell table:style-name="ce1" office:value-type="float" office:value="388.64" calcext:value-type="float">
            <text:p>388,64</text:p>
          </table:table-cell>
          <table:table-cell table:style-name="ce1" office:value-type="float" office:value="714.42" calcext:value-type="float">
            <text:p>714,42</text:p>
          </table:table-cell>
          <table:table-cell table:style-name="ce4" office:value-type="float" office:value="6.35" calcext:value-type="float">
            <text:p>6,35</text:p>
          </table:table-cell>
          <table:table-cell table:style-name="ce9" table:formula="of:=MIN([.L66:.M66])/[.N66]" office:value-type="float" office:value="61.2031496062992" calcext:value-type="float">
            <text:p>6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94.25642" calcext:value-type="float">
            <text:p>94,25642</text:p>
          </table:table-cell>
          <table:table-cell table:style-name="ce7" office:value-type="float" office:value="93.56599" calcext:value-type="float">
            <text:p>93,56599</text:p>
          </table:table-cell>
          <table:table-cell table:style-name="ce7" office:value-type="float" office:value="100" calcext:value-type="float">
            <text:p>100,00000</text:p>
          </table:table-cell>
          <table:table-cell/>
          <table:table-cell table:style-name="ce1" office:value-type="float" office:value="141.92" calcext:value-type="float">
            <text:p>141,92</text:p>
          </table:table-cell>
          <table:table-cell table:style-name="ce1" office:value-type="float" office:value="377.25" calcext:value-type="float">
            <text:p>377,25</text:p>
          </table:table-cell>
          <table:table-cell table:style-name="ce4" office:value-type="float" office:value="2.11" calcext:value-type="float">
            <text:p>2,11</text:p>
          </table:table-cell>
          <table:table-cell table:style-name="ce9" table:formula="of:=MIN([.L67:.M67])/[.N67]" office:value-type="float" office:value="67.260663507109" calcext:value-type="float">
            <text:p>67,3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AVERAGE([.H63:.H67])" office:value-type="float" office:value="84.242382" calcext:value-type="float">
            <text:p>84,242382</text:p>
          </table:table-cell>
          <table:table-cell table:style-name="Default" table:formula="of:=AVERAGE([.I63:.I67])" office:value-type="float" office:value="83.323212" calcext:value-type="float">
            <text:p>83,323212</text:p>
          </table:table-cell>
          <table:table-cell table:style-name="Default" table:formula="of:=AVERAGE([.J63:.J67])" office:value-type="float" office:value="86.2316374" calcext:value-type="float">
            <text:p>86,2316374</text:p>
          </table:table-cell>
          <table:table-cell/>
          <table:table-cell table:formula="of:=AVERAGE([.L63:.L67])" office:value-type="float" office:value="2204.592" calcext:value-type="float">
            <text:p>2204,592</text:p>
          </table:table-cell>
          <table:table-cell table:formula="of:=AVERAGE([.M63:.M67])" office:value-type="float" office:value="3813.464" calcext:value-type="float">
            <text:p>3813,464</text:p>
          </table:table-cell>
          <table:table-cell table:formula="of:=AVERAGE([.N63:.N67])" office:value-type="float" office:value="40.85062" calcext:value-type="float">
            <text:p>40,85062</text:p>
          </table:table-cell>
          <table:table-cell table:style-name="ce9" table:formula="of:=MIN([.L68:.M68])/[.N68]" office:value-type="float" office:value="53.9671613307215" calcext:value-type="float">
            <text:p>54,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Fernandez2017 (512 maps)</text:p>
          </table:table-cell>
          <table:table-cell table:number-columns-repeated="6"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WNC</text:p>
          </table:table-cell>
          <table:table-cell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4" office:value-type="string" calcext:value-type="string">
            <text:p>QuickChi 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99.95345" calcext:value-type="float">
            <text:p>99,95345</text:p>
          </table:table-cell>
          <table:table-cell table:style-name="ce7" office:value-type="float" office:value="99.95085" calcext:value-type="float">
            <text:p>99,95085</text:p>
          </table:table-cell>
          <table:table-cell table:style-name="ce7" office:value-type="float" office:value="99.954406" calcext:value-type="float">
            <text:p>99,95441</text:p>
          </table:table-cell>
          <table:table-cell/>
          <table:table-cell table:style-name="ce1" office:value-type="float" office:value="18710.18" calcext:value-type="float">
            <text:p>18710,18</text:p>
          </table:table-cell>
          <table:table-cell table:style-name="ce1" office:value-type="float" office:value="15784.56" calcext:value-type="float">
            <text:p>15784,56</text:p>
          </table:table-cell>
          <table:table-cell table:style-name="ce4" office:value-type="float" office:value="184.602822" calcext:value-type="float">
            <text:p>184,60</text:p>
          </table:table-cell>
          <table:table-cell table:style-name="ce9" table:formula="of:=MIN([.L71:.M71])/[.N71]" office:value-type="float" office:value="85.5055184367658" calcext:value-type="float">
            <text:p>85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56.87383" calcext:value-type="float">
            <text:p>56,87383</text:p>
          </table:table-cell>
          <table:table-cell table:style-name="ce7" office:value-type="float" office:value="56.79511" calcext:value-type="float">
            <text:p>56,79511</text:p>
          </table:table-cell>
          <table:table-cell table:style-name="ce7" office:value-type="float" office:value="56.980845" calcext:value-type="float">
            <text:p>56,98085</text:p>
          </table:table-cell>
          <table:table-cell/>
          <table:table-cell table:style-name="ce1" office:value-type="float" office:value="8675.26" calcext:value-type="float">
            <text:p>8675,26</text:p>
          </table:table-cell>
          <table:table-cell table:style-name="ce1" office:value-type="float" office:value="4475.27" calcext:value-type="float">
            <text:p>4475,27</text:p>
          </table:table-cell>
          <table:table-cell table:style-name="ce4" office:value-type="float" office:value="9.681373" calcext:value-type="float">
            <text:p>9,68</text:p>
          </table:table-cell>
          <table:table-cell table:style-name="ce9" table:formula="of:=MIN([.L72:.M72])/[.N72]" office:value-type="float" office:value="462.255715175936" calcext:value-type="float">
            <text:p>46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83.24885" calcext:value-type="float">
            <text:p>83,24885</text:p>
          </table:table-cell>
          <table:table-cell table:style-name="ce7" office:value-type="float" office:value="81.34559" calcext:value-type="float">
            <text:p>81,34559</text:p>
          </table:table-cell>
          <table:table-cell table:style-name="ce7" office:value-type="float" office:value="85.336576" calcext:value-type="float">
            <text:p>85,33658</text:p>
          </table:table-cell>
          <table:table-cell/>
          <table:table-cell table:style-name="ce1" office:value-type="float" office:value="4663.55" calcext:value-type="float">
            <text:p>4663,55</text:p>
          </table:table-cell>
          <table:table-cell table:style-name="ce1" office:value-type="float" office:value="4910.73" calcext:value-type="float">
            <text:p>4910,73</text:p>
          </table:table-cell>
          <table:table-cell table:style-name="ce4" office:value-type="float" office:value="23.835449" calcext:value-type="float">
            <text:p>23,84</text:p>
          </table:table-cell>
          <table:table-cell table:style-name="ce9" table:formula="of:=MIN([.L73:.M73])/[.N73]" office:value-type="float" office:value="195.656058335633" calcext:value-type="float">
            <text:p>195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94.68176" calcext:value-type="float">
            <text:p>94,68176</text:p>
          </table:table-cell>
          <table:table-cell table:style-name="ce7" office:value-type="float" office:value="94.18538" calcext:value-type="float">
            <text:p>94,18538</text:p>
          </table:table-cell>
          <table:table-cell table:style-name="ce7" office:value-type="float" office:value="96.332944" calcext:value-type="float">
            <text:p>96,33294</text:p>
          </table:table-cell>
          <table:table-cell/>
          <table:table-cell table:style-name="ce1" office:value-type="float" office:value="650.44" calcext:value-type="float">
            <text:p>650,44</text:p>
          </table:table-cell>
          <table:table-cell table:style-name="ce1" office:value-type="float" office:value="762.38" calcext:value-type="float">
            <text:p>762,38</text:p>
          </table:table-cell>
          <table:table-cell table:style-name="ce4" office:value-type="float" office:value="6.192511" calcext:value-type="float">
            <text:p>6,19</text:p>
          </table:table-cell>
          <table:table-cell table:style-name="ce9" table:formula="of:=MIN([.L74:.M74])/[.N74]" office:value-type="float" office:value="105.036551408629" calcext:value-type="float">
            <text:p>105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99.86419" calcext:value-type="float">
            <text:p>99,86419</text:p>
          </table:table-cell>
          <table:table-cell table:style-name="ce7" office:value-type="float" office:value="99.84249" calcext:value-type="float">
            <text:p>99,84249</text:p>
          </table:table-cell>
          <table:table-cell table:style-name="ce7" office:value-type="float" office:value="100" calcext:value-type="float">
            <text:p>100,00000</text:p>
          </table:table-cell>
          <table:table-cell/>
          <table:table-cell table:style-name="ce1" office:value-type="float" office:value="180.77" calcext:value-type="float">
            <text:p>180,77</text:p>
          </table:table-cell>
          <table:table-cell table:style-name="ce1" office:value-type="float" office:value="376.45" calcext:value-type="float">
            <text:p>376,45</text:p>
          </table:table-cell>
          <table:table-cell table:style-name="ce4" office:value-type="float" office:value="2.060035" calcext:value-type="float">
            <text:p>2,06</text:p>
          </table:table-cell>
          <table:table-cell table:style-name="ce9" table:formula="of:=MIN([.L75:.M75])/[.N75]" office:value-type="float" office:value="87.7509362705003" calcext:value-type="float">
            <text:p>87,8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table:formula="of:=AVERAGE([.H71:.H75])" office:value-type="float" office:value="86.924416" calcext:value-type="float">
            <text:p>86,92</text:p>
          </table:table-cell>
          <table:table-cell table:style-name="ce3" table:formula="of:=AVERAGE([.I71:.I75])" office:value-type="float" office:value="86.423884" calcext:value-type="float">
            <text:p>86,42</text:p>
          </table:table-cell>
          <table:table-cell table:style-name="ce3" table:formula="of:=AVERAGE([.J71:.J75])" office:value-type="float" office:value="87.7209542" calcext:value-type="float">
            <text:p>87,72</text:p>
          </table:table-cell>
          <table:table-cell table:style-name="ce3"/>
          <table:table-cell table:style-name="ce3" table:formula="of:=AVERAGE([.L71:.L75])" office:value-type="float" office:value="6576.04" calcext:value-type="float">
            <text:p>6576,04</text:p>
          </table:table-cell>
          <table:table-cell table:style-name="ce3" table:formula="of:=AVERAGE([.M71:.M75])" office:value-type="float" office:value="5261.878" calcext:value-type="float">
            <text:p>5261,88</text:p>
          </table:table-cell>
          <table:table-cell table:style-name="ce3" table:formula="of:=AVERAGE([.N71:.N75])" office:value-type="float" office:value="45.274438" calcext:value-type="float">
            <text:p>45,27</text:p>
          </table:table-cell>
          <table:table-cell table:style-name="ce9" table:formula="of:=MIN([.L76:.M76])/[.N76]" office:value-type="float" office:value="116.221829192005" calcext:value-type="float">
            <text:p>116,2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Fernandez2017 (512 maps)</text:p>
          </table:table-cell>
          <table:table-cell table:number-columns-repeated="6"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WNC</text:p>
          </table:table-cell>
          <table:table-cell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4" office:value-type="string" calcext:value-type="string">
            <text:p>QuickChi 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99.955" calcext:value-type="float">
            <text:p>99,955</text:p>
          </table:table-cell>
          <table:table-cell table:style-name="ce7" office:value-type="float" office:value="99.95425" calcext:value-type="float">
            <text:p>99,95425</text:p>
          </table:table-cell>
          <table:table-cell table:style-name="ce7" office:value-type="float" office:value="99.954714" calcext:value-type="float">
            <text:p>99,95471</text:p>
          </table:table-cell>
          <table:table-cell/>
          <table:table-cell table:style-name="ce1" office:value-type="float" office:value="25638.19" calcext:value-type="float">
            <text:p>25638,19</text:p>
          </table:table-cell>
          <table:table-cell table:style-name="ce1" office:value-type="float" office:value="22540.5" calcext:value-type="float">
            <text:p>22540,5</text:p>
          </table:table-cell>
          <table:table-cell table:style-name="ce4" office:value-type="float" office:value="185.954179" calcext:value-type="float">
            <text:p>185,95</text:p>
          </table:table-cell>
          <table:table-cell table:style-name="ce9" table:formula="of:=MIN([.L79:.M79])/[.N79]" office:value-type="float" office:value="121.21534520609" calcext:value-type="float">
            <text:p>12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59.98018" calcext:value-type="float">
            <text:p>59,98018</text:p>
          </table:table-cell>
          <table:table-cell table:style-name="ce7" office:value-type="float" office:value="59.92133" calcext:value-type="float">
            <text:p>59,92133</text:p>
          </table:table-cell>
          <table:table-cell table:style-name="ce7" office:value-type="float" office:value="59.976294" calcext:value-type="float">
            <text:p>59,97629</text:p>
          </table:table-cell>
          <table:table-cell/>
          <table:table-cell table:style-name="ce1" office:value-type="float" office:value="8286.67" calcext:value-type="float">
            <text:p>8286,67</text:p>
          </table:table-cell>
          <table:table-cell table:style-name="ce1" office:value-type="float" office:value="4387.05" calcext:value-type="float">
            <text:p>4387,05</text:p>
          </table:table-cell>
          <table:table-cell table:style-name="ce4" office:value-type="float" office:value="9.603275" calcext:value-type="float">
            <text:p>9,60</text:p>
          </table:table-cell>
          <table:table-cell table:style-name="ce9" table:formula="of:=MIN([.L80:.M80])/[.N80]" office:value-type="float" office:value="456.828529850494" calcext:value-type="float">
            <text:p>45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87.4399" calcext:value-type="float">
            <text:p>87,4399</text:p>
          </table:table-cell>
          <table:table-cell table:style-name="ce7" office:value-type="float" office:value="86.15001" calcext:value-type="float">
            <text:p>86,15001</text:p>
          </table:table-cell>
          <table:table-cell table:style-name="ce7" office:value-type="float" office:value="89.064498" calcext:value-type="float">
            <text:p>89,06450</text:p>
          </table:table-cell>
          <table:table-cell/>
          <table:table-cell table:style-name="ce1" office:value-type="float" office:value="6891.16" calcext:value-type="float">
            <text:p>6891,16</text:p>
          </table:table-cell>
          <table:table-cell table:style-name="ce1" office:value-type="float" office:value="5571.43" calcext:value-type="float">
            <text:p>5571,43</text:p>
          </table:table-cell>
          <table:table-cell table:style-name="ce4" office:value-type="float" office:value="21.723618" calcext:value-type="float">
            <text:p>21,72</text:p>
          </table:table-cell>
          <table:table-cell table:style-name="ce9" table:formula="of:=MIN([.L81:.M81])/[.N81]" office:value-type="float" office:value="256.468788946666" calcext:value-type="float">
            <text:p>25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95.54433" calcext:value-type="float">
            <text:p>95,54433</text:p>
          </table:table-cell>
          <table:table-cell table:style-name="ce7" office:value-type="float" office:value="95.36667" calcext:value-type="float">
            <text:p>95,36667</text:p>
          </table:table-cell>
          <table:table-cell table:style-name="ce7" office:value-type="float" office:value="96.59435" calcext:value-type="float">
            <text:p>96,59435</text:p>
          </table:table-cell>
          <table:table-cell/>
          <table:table-cell table:style-name="ce1" office:value-type="float" office:value="658.55" calcext:value-type="float">
            <text:p>658,55</text:p>
          </table:table-cell>
          <table:table-cell table:style-name="ce1" office:value-type="float" office:value="760.92" calcext:value-type="float">
            <text:p>760,92</text:p>
          </table:table-cell>
          <table:table-cell table:style-name="ce4" office:value-type="float" office:value="5.646844" calcext:value-type="float">
            <text:p>5,65</text:p>
          </table:table-cell>
          <table:table-cell table:style-name="ce9" table:formula="of:=MIN([.L82:.M82])/[.N82]" office:value-type="float" office:value="116.622665687241" calcext:value-type="float">
            <text:p>116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99.94522" calcext:value-type="float">
            <text:p>99,94522</text:p>
          </table:table-cell>
          <table:table-cell table:style-name="ce7" office:value-type="float" office:value="99.94522" calcext:value-type="float">
            <text:p>99,94522</text:p>
          </table:table-cell>
          <table:table-cell table:style-name="ce7" office:value-type="float" office:value="100" calcext:value-type="float">
            <text:p>100,00000</text:p>
          </table:table-cell>
          <table:table-cell/>
          <table:table-cell table:style-name="ce1" office:value-type="float" office:value="182.27" calcext:value-type="float">
            <text:p>182,27</text:p>
          </table:table-cell>
          <table:table-cell table:style-name="ce1" office:value-type="float" office:value="376.11" calcext:value-type="float">
            <text:p>376,11</text:p>
          </table:table-cell>
          <table:table-cell table:style-name="ce4" office:value-type="float" office:value="1.958041" calcext:value-type="float">
            <text:p>1,96</text:p>
          </table:table-cell>
          <table:table-cell table:style-name="ce9" table:formula="of:=MIN([.L83:.M83])/[.N83]" office:value-type="float" office:value="93.0879384037413" calcext:value-type="float">
            <text:p>93,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table:formula="of:=AVERAGE([.H79:.H83])" office:value-type="float" office:value="88.572926" calcext:value-type="float">
            <text:p>88,57</text:p>
          </table:table-cell>
          <table:table-cell table:style-name="ce3" table:formula="of:=AVERAGE([.I79:.I83])" office:value-type="float" office:value="88.267496" calcext:value-type="float">
            <text:p>88,27</text:p>
          </table:table-cell>
          <table:table-cell table:style-name="ce3" table:formula="of:=AVERAGE([.J79:.J83])" office:value-type="float" office:value="89.1179712" calcext:value-type="float">
            <text:p>89,12</text:p>
          </table:table-cell>
          <table:table-cell table:style-name="ce3"/>
          <table:table-cell table:style-name="ce3" table:formula="of:=AVERAGE([.L79:.L83])" office:value-type="float" office:value="8331.368" calcext:value-type="float">
            <text:p>8331,37</text:p>
          </table:table-cell>
          <table:table-cell table:style-name="ce3" table:formula="of:=AVERAGE([.M79:.M83])" office:value-type="float" office:value="6727.202" calcext:value-type="float">
            <text:p>6727,20</text:p>
          </table:table-cell>
          <table:table-cell table:style-name="ce3" table:formula="of:=AVERAGE([.N79:.N83])" office:value-type="float" office:value="44.9771914" calcext:value-type="float">
            <text:p>44,98</text:p>
          </table:table-cell>
          <table:table-cell table:style-name="ce9" table:formula="of:=MIN([.L84:.M84])/[.N84]" office:value-type="float" office:value="149.569188084074" calcext:value-type="float">
            <text:p>149,6</text:p>
          </table:table-cell>
          <table:table-cell table:number-columns-repeated="3"/>
        </table:table-row>
        <table:table-row table:style-name="ro1" table:number-rows-repeated="104849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1-11T10:33:38.548435133</dc:date>
    <meta:editing-duration>P4DT21H17M51S</meta:editing-duration>
    <meta:editing-cycles>12</meta:editing-cycles>
    <meta:document-statistic meta:table-count="1" meta:cell-count="1058" meta:object-count="0"/>
  </office:meta>
</office:document-meta>
</file>